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Arial Unicode MS'" style:font-charset="x-symbol"/>
    <style:font-face style:name="Verdana" svg:font-family="Verdana"/>
    <style:font-face style:name="Courier New2" svg:font-family="'Courier New'" style:font-family-generic="modern"/>
    <style:font-face style:name="Liberation Sans3" svg:font-family="'Liberation Sans'" style:font-adornments="Regular" style:font-family-generic="swiss"/>
    <style:font-face style:name="Liberation Mono" svg:font-family="'Liberation Mono'" style:font-adornments="Regular" style:font-family-generic="modern" style:font-pitch="fixed"/>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701in" fo:margin-top="0in" fo:margin-bottom="0in" table:align="margins" style:writing-mode="lr-tb"/>
    </style:style>
    <style:style style:name="Table1.A" style:family="table-column">
      <style:table-column-properties style:column-width="0.9354in" style:rel-column-width="9055*"/>
    </style:style>
    <style:style style:name="Table1.B" style:family="table-column">
      <style:table-column-properties style:column-width="1.5604in" style:rel-column-width="15105*"/>
    </style:style>
    <style:style style:name="Table1.C" style:family="table-column">
      <style:table-column-properties style:column-width="1.1632in" style:rel-column-width="11260*"/>
    </style:style>
    <style:style style:name="Table1.D" style:family="table-column">
      <style:table-column-properties style:column-width="3.1111in" style:rel-column-width="30115*"/>
    </style:style>
    <style:style style:name="Table1.1" style:family="table-row">
      <style:table-row-properties style:keep-together="true" fo:keep-together="auto"/>
    </style:style>
    <style:style style:name="Table1.A1" style:family="table-cell">
      <style:table-cell-properties fo:background-color="#d8d8d8" fo:padding-left="0.0069in" fo:padding-right="0.0069in" fo:padding-top="0in" fo:padding-bottom="0in" fo:border-left="0.0069in solid #000001" fo:border-right="none" fo:border-top="0.0069in solid #000001" fo:border-bottom="0.0069in solid #000001">
        <style:background-image/>
      </style:table-cell-properties>
    </style:style>
    <style:style style:name="Table1.D1" style:family="table-cell">
      <style:table-cell-properties fo:background-color="#d8d8d8" fo:padding-left="0.0069in" fo:padding-right="0.0069in" fo:padding-top="0in" fo:padding-bottom="0in" fo:border="0.0069in solid #000001">
        <style:background-image/>
      </style:table-cell-properties>
    </style:style>
    <style:style style:name="Table1.A2" style:family="table-cell">
      <style:table-cell-properties fo:padding-left="0.0069in" fo:padding-right="0.0069in" fo:padding-top="0in" fo:padding-bottom="0in" fo:border-left="0.0069in solid #000001" fo:border-right="none" fo:border-top="0.0069in solid #000001" fo:border-bottom="0.0069in solid #000001"/>
    </style:style>
    <style:style style:name="Table1.D2" style:family="table-cell">
      <style:table-cell-properties fo:padding-left="0.0069in" fo:padding-right="0.0069in" fo:padding-top="0in" fo:padding-bottom="0in" fo:border="0.0069in solid #000001"/>
    </style:style>
    <style:style style:name="Table1.A3" style:family="table-cell">
      <style:table-cell-properties fo:padding-left="0.0069in" fo:padding-right="0.0069in" fo:padding-top="0in" fo:padding-bottom="0in" fo:border-left="0.0069in solid #000001" fo:border-right="none" fo:border-top="none" fo:border-bottom="0.0069in solid #000001"/>
    </style:style>
    <style:style style:name="Table1.D3" style:family="table-cell">
      <style:table-cell-properties fo:padding-left="0.0069in" fo:padding-right="0.0069in" fo:padding-top="0in" fo:padding-bottom="0in" fo:border-left="0.0069in solid #000001" fo:border-right="0.0069in solid #000001" fo:border-top="none" fo:border-bottom="0.0069in solid #000001"/>
    </style:style>
    <style:style style:name="Table1.A10" style:family="table-cell">
      <style:table-cell-properties fo:padding-left="0.0069in" fo:padding-right="0.0069in" fo:padding-top="0in" fo:padding-bottom="0in" fo:border-left="0.0069in solid #000001" fo:border-right="none" fo:border-top="0.0069in solid #000001" fo:border-bottom="0.0069in solid #00000a"/>
    </style:style>
    <style:style style:name="Table1.D10" style:family="table-cell">
      <style:table-cell-properties fo:padding-left="0.0069in" fo:padding-right="0.0069in" fo:padding-top="0in" fo:padding-bottom="0in" fo:border-left="0.0069in solid #000001" fo:border-right="0.0069in solid #000001" fo:border-top="0.0069in solid #000001" fo:border-bottom="0.0069in solid #00000a"/>
    </style:style>
    <style:style style:name="Table1.A11" style:family="table-cell">
      <style:table-cell-properties fo:padding-left="0.0069in" fo:padding-right="0.0069in" fo:padding-top="0in" fo:padding-bottom="0in" fo:border-left="0.0069in solid #000001" fo:border-right="none" fo:border-top="0.0069in solid #00000a" fo:border-bottom="0.0069in solid #000001"/>
    </style:style>
    <style:style style:name="Table1.D11" style:family="table-cell">
      <style:table-cell-properties fo:padding-left="0.0069in" fo:padding-right="0.0069in" fo:padding-top="0in" fo:padding-bottom="0in" fo:border-left="0.0069in solid #000001" fo:border-right="0.0069in solid #000001" fo:border-top="0.0069in solid #00000a" fo:border-bottom="0.0069in solid #000001"/>
    </style:style>
    <style:style style:name="Table2" style:family="table">
      <style:table-properties style:width="6.7701in" fo:margin-top="0in" fo:margin-bottom="0in" table:align="margins" style:writing-mode="lr-tb"/>
    </style:style>
    <style:style style:name="Table2.A" style:family="table-column">
      <style:table-column-properties style:column-width="6.7701in" style:rel-column-width="65535*"/>
    </style:style>
    <style:style style:name="Table2.1" style:family="table-row">
      <style:table-row-properties style:keep-together="true" fo:keep-together="auto"/>
    </style:style>
    <style:style style:name="Table2.A1" style:family="table-cell">
      <style:table-cell-properties fo:background-color="#d8d8d8" fo:padding-left="0.0069in" fo:padding-right="0.0069in" fo:padding-top="0in" fo:padding-bottom="0in" fo:border="0.0069in solid #000001">
        <style:background-image/>
      </style:table-cell-properties>
    </style:style>
    <style:style style:name="Table2.A2" style:family="table-cell">
      <style:table-cell-properties fo:padding-left="0.0069in" fo:padding-right="0.0069in" fo:padding-top="0in" fo:padding-bottom="0in" fo:border-left="0.0069in solid #000001" fo:border-right="0.0069in solid #000001" fo:border-top="none" fo:border-bottom="0.0069in solid #000001"/>
    </style:style>
    <style:style style:name="P1" style:family="paragraph" style:parent-style-name="Standard">
      <style:paragraph-properties fo:margin-top="0in" fo:margin-bottom="0.3335in"/>
      <style:text-properties fo:font-style="normal" fo:font-weight="normal" style:font-style-asian="normal" style:font-weight-asian="normal" style:font-style-complex="normal" style:font-weight-complex="normal"/>
    </style:style>
    <style:style style:name="P2" style:family="paragraph" style:parent-style-name="Standard" style:master-page-name="ToC_20_Page">
      <style:paragraph-properties fo:margin-top="0in" fo:margin-bottom="0.3335in" style:page-number="auto"/>
      <style:text-properties fo:font-style="normal" fo:font-weight="normal" style:font-style-asian="normal" style:font-weight-asian="normal" style:font-style-complex="normal" style:font-weight-complex="normal"/>
    </style:style>
    <style:style style:name="P3" style:family="paragraph" style:parent-style-name="Heading_20_1" style:list-style-name="Heading_20_Numbering"/>
    <style:style style:name="P4" style:family="paragraph" style:parent-style-name="Heading_20_1" style:list-style-name="Heading_20_Numbering" style:master-page-name="Standard">
      <style:paragraph-properties style:page-number="auto"/>
    </style:style>
    <style:style style:name="P5" style:family="paragraph" style:parent-style-name="Heading_20_2" style:list-style-name="Heading_20_Numbering"/>
    <style:style style:name="P6" style:family="paragraph" style:parent-style-name="Heading_20_3" style:list-style-name="Heading_20_Numbering"/>
    <style:style style:name="P7" style:family="paragraph" style:parent-style-name="Title" style:master-page-name="First_20_Page">
      <style:paragraph-properties style:page-number="auto"/>
      <style:text-properties fo:language="en" fo:country="US"/>
    </style:style>
    <style:style style:name="P8" style:family="paragraph" style:parent-style-name="Title">
      <style:text-properties fo:language="en" fo:country="US"/>
    </style:style>
    <style:style style:name="P9" style:family="paragraph" style:parent-style-name="Table_20_Contents" style:list-style-name="Document_20_References"/>
    <style:style style:name="P10" style:family="paragraph" style:parent-style-name="List_20_1" style:list-style-name="List_20_1"/>
    <style:style style:name="T1" style:family="text">
      <style:text-properties fo:font-weight="bold" style:font-weight-asian="bold"/>
    </style:style>
    <style:style style:name="T2" style:family="text">
      <style:text-properties fo:color="#008080"/>
    </style:style>
    <style:style style:name="T3" style:family="text">
      <style:text-properties fo:color="#3f7f7f"/>
    </style:style>
    <style:style style:name="T4" style:family="text">
      <style:text-properties fo:color="#7f007f"/>
    </style:style>
    <style:style style:name="T5" style:family="text">
      <style:text-properties fo:color="#2a00ff"/>
    </style:style>
    <style:style style:name="T6" style:family="text">
      <style:text-properties fo:color="#2a00ff" style:text-underline-style="solid" style:text-underline-width="auto" style:text-underline-color="font-color"/>
    </style:style>
    <style:style style:name="T7" style:family="text">
      <style:text-properties style:text-position="super 58%"/>
    </style:style>
    <style:style style:name="T8" style:family="text">
      <style:text-properties fo:color="#000000"/>
    </style:style>
    <style:style style:name="T9" style:family="text">
      <style:text-properties fo:color="#000000" style:text-underline-style="solid" style:text-underline-width="auto" style:text-underline-color="font-color"/>
    </style:style>
    <style:style style:name="T10"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start text:name="_Toc395007725"/><text:bookmark-start text:name="__RefHeading__2137_1729260833"/>FreeACS TR-069 Server<text:bookmark-end text:name="__RefHeading__2137_1729260833"/></text:p>
      <text:p text:style-name="P8">User Manual<text:bookmark-end text:name="_Toc395007725"/></text:p>
      <text:p text:style-name="FreeACS_5f_UnderTitle"><text:bookmark-start text:name="__RefHeading__2139_1729260833"/>Version <text:user-defined style:data-style-name="N0" text:name="Product Version">2014R1</text:user-defined><text:bookmark-end text:name="__RefHeading__2139_1729260833"/><text:bookmark-start text:name="_Toc395007726"/><text:bookmark-end text:name="_Toc395007726"/></text:p>
      <text:p text:style-name="P2"><text:bookmark-start text:name="__DdeLink__64607_654407592"/>&lt;&lt;Insert table of contents here&gt;&gt;<text:bookmark-end text:name="__DdeLink__64607_654407592"/></text:p>
      <text:p text:style-name="P1"/>
      <text:list xml:id="list3307078534094401476" text:style-name="Heading_20_Numbering">
        <text:list-item>
          <text:h text:style-name="P4" text:outline-level="1"><text:bookmark-start text:name="_Toc395007727"/><text:bookmark-start text:name="__RefHeading__2141_1729260833"/>Document Introduction<text:bookmark-end text:name="_Toc395007727"/><text:bookmark-end text:name="__RefHeading__2141_1729260833"/></text:h>
          <text:list>
            <text:list-item>
              <text:h text:style-name="P5" text:outline-level="2"><text:bookmark-start text:name="_Toc395007728"/><text:bookmark-start text:name="__RefHeading__2143_1729260833"/>Document Purpose<text:bookmark-end text:name="_Toc395007728"/><text:bookmark-end text:name="__RefHeading__2143_1729260833"/></text:h>
            </text:list-item>
          </text:list>
        </text:list-item>
      </text:list>
      <text:p text:style-name="Text_20_body">The document should teach an operator to configure and run the TR-069 Server.</text:p>
      <text:list xml:id="list767531866" text:continue-numbering="true" text:style-name="Heading_20_Numbering">
        <text:list-item>
          <text:list>
            <text:list-item>
              <text:h text:style-name="P5" text:outline-level="2"><text:bookmark-start text:name="_Toc395007729"/><text:bookmark-start text:name="__RefHeading__2145_1729260833"/>Document Audience<text:bookmark-end text:name="_Toc395007729"/><text:bookmark-end text:name="__RefHeading__2145_1729260833"/></text:h>
            </text:list-item>
          </text:list>
        </text:list-item>
      </text:list>
      <text:p text:style-name="Text_20_body">The audience should understand the basic concept of provisioning and have some general knowledge about FreeACS. The readers will probably be operators of the server and future developers and testers of the server.</text:p>
      <text:list xml:id="list510260741" text:continue-numbering="true" text:style-name="Heading_20_Numbering">
        <text:list-item>
          <text:list>
            <text:list-item>
              <text:h text:style-name="P5" text:outline-level="2"><text:bookmark-start text:name="_Toc395007730"/><text:bookmark-start text:name="__RefHeading__2147_1729260833"/>Document History<text:bookmark-end text:name="_Toc395007730"/><text:bookmark-end text:name="__RefHeading__2147_1729260833"/></text:h>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Version</text:p>
          </table:table-cell>
          <table:table-cell table:style-name="Table1.A1" office:value-type="string">
            <text:p text:style-name="Table_20_Heading">Editor</text:p>
          </table:table-cell>
          <table:table-cell table:style-name="Table1.A1" office:value-type="string">
            <text:p text:style-name="Table_20_Heading">Date</text:p>
          </table:table-cell>
          <table:table-cell table:style-name="Table1.D1" office:value-type="string">
            <text:p text:style-name="Table_20_Heading">Changes</text:p>
          </table:table-cell>
        </table:table-row>
        <table:table-row table:style-name="Table1.1">
          <table:table-cell table:style-name="Table1.A2" office:value-type="string">
            <text:p text:style-name="Table_20_Contents">2.2.1</text:p>
          </table:table-cell>
          <table:table-cell table:style-name="Table1.A2" office:value-type="string">
            <text:p text:style-name="Table_20_Contents">M. Simonsen</text:p>
          </table:table-cell>
          <table:table-cell table:style-name="Table1.A2" office:value-type="string">
            <text:p text:style-name="Table_20_Contents">23-Mar-09</text:p>
          </table:table-cell>
          <table:table-cell table:style-name="Table1.D2" office:value-type="string">
            <text:p text:style-name="Table_20_Contents">Updated to latest version of TR-069 Server</text:p>
          </table:table-cell>
        </table:table-row>
        <table:table-row table:style-name="Table1.1">
          <table:table-cell table:style-name="Table1.A3" office:value-type="string">
            <text:p text:style-name="Table_20_Contents">2.3.0</text:p>
          </table:table-cell>
          <table:table-cell table:style-name="Table1.A3" office:value-type="string">
            <text:p text:style-name="Table_20_Contents">M. Simonsen</text:p>
          </table:table-cell>
          <table:table-cell table:style-name="Table1.A3" office:value-type="string">
            <text:p text:style-name="Table_20_Contents">03-Apr-09</text:p>
          </table:table-cell>
          <table:table-cell table:style-name="Table1.D3" office:value-type="string">
            <text:p text:style-name="Table_20_Contents">Revised edition</text:p>
          </table:table-cell>
        </table:table-row>
        <table:table-row table:style-name="Table1.1">
          <table:table-cell table:style-name="Table1.A3" office:value-type="string">
            <text:p text:style-name="Table_20_Contents">2.3.2</text:p>
          </table:table-cell>
          <table:table-cell table:style-name="Table1.A3" office:value-type="string">
            <text:p text:style-name="Table_20_Contents">M. Simonsen</text:p>
          </table:table-cell>
          <table:table-cell table:style-name="Table1.A3" office:value-type="string">
            <text:p text:style-name="Table_20_Contents">30-Jun-09</text:p>
          </table:table-cell>
          <table:table-cell table:style-name="Table1.D3" office:value-type="string">
            <text:p text:style-name="Table_20_Contents">Revised edition</text:p>
          </table:table-cell>
        </table:table-row>
        <table:table-row table:style-name="Table1.1">
          <table:table-cell table:style-name="Table1.A3" office:value-type="string">
            <text:p text:style-name="Table_20_Contents">2.3.3</text:p>
          </table:table-cell>
          <table:table-cell table:style-name="Table1.A3" office:value-type="string">
            <text:p text:style-name="Table_20_Contents">M. Simonsen</text:p>
          </table:table-cell>
          <table:table-cell table:style-name="Table1.A3" office:value-type="string">
            <text:p text:style-name="Table_20_Contents">12-Nov-09</text:p>
          </table:table-cell>
          <table:table-cell table:style-name="Table1.D3" office:value-type="string">
            <text:p text:style-name="Table_20_Contents">Revised edition</text:p>
          </table:table-cell>
        </table:table-row>
        <table:table-row table:style-name="Table1.1">
          <table:table-cell table:style-name="Table1.A3" office:value-type="string">
            <text:p text:style-name="Table_20_Contents">2.3.10</text:p>
          </table:table-cell>
          <table:table-cell table:style-name="Table1.A3" office:value-type="string">
            <text:p text:style-name="Table_20_Contents">M. Simonsen</text:p>
          </table:table-cell>
          <table:table-cell table:style-name="Table1.A3" office:value-type="string">
            <text:p text:style-name="Table_20_Contents">28-Sep-10</text:p>
          </table:table-cell>
          <table:table-cell table:style-name="Table1.D3" office:value-type="string">
            <text:p text:style-name="Table_20_Contents">Revised edition</text:p>
          </table:table-cell>
        </table:table-row>
        <table:table-row table:style-name="Table1.1">
          <table:table-cell table:style-name="Table1.A3" office:value-type="string">
            <text:p text:style-name="Table_20_Contents">2.4.1</text:p>
          </table:table-cell>
          <table:table-cell table:style-name="Table1.A3" office:value-type="string">
            <text:p text:style-name="Table_20_Contents">M. Simonsen</text:p>
          </table:table-cell>
          <table:table-cell table:style-name="Table1.A3" office:value-type="string">
            <text:p text:style-name="Table_20_Contents">07-Nov-10</text:p>
          </table:table-cell>
          <table:table-cell table:style-name="Table1.D3" office:value-type="string">
            <text:p text:style-name="Table_20_Contents">Handles repeating jobs and TR-statistics</text:p>
          </table:table-cell>
        </table:table-row>
        <table:table-row table:style-name="Table1.1">
          <table:table-cell table:style-name="Table1.A3" office:value-type="string">
            <text:p text:style-name="Table_20_Contents">2.4.5</text:p>
          </table:table-cell>
          <table:table-cell table:style-name="Table1.A3" office:value-type="string">
            <text:p text:style-name="Table_20_Contents">M. Simonsen</text:p>
          </table:table-cell>
          <table:table-cell table:style-name="Table1.A3" office:value-type="string">
            <text:p text:style-name="Table_20_Contents">17-Mar-11</text:p>
          </table:table-cell>
          <table:table-cell table:style-name="Table1.D3" office:value-type="string">
            <text:p text:style-name="Table_20_Contents">Revised edition</text:p>
          </table:table-cell>
        </table:table-row>
        <table:table-row table:style-name="Table1.1">
          <table:table-cell table:style-name="Table1.A3" office:value-type="string">
            <text:p text:style-name="Table_20_Contents">2.6.2</text:p>
          </table:table-cell>
          <table:table-cell table:style-name="Table1.A3" office:value-type="string">
            <text:p text:style-name="Table_20_Contents">M. Simonsen</text:p>
          </table:table-cell>
          <table:table-cell table:style-name="Table1.A3" office:value-type="string">
            <text:p text:style-name="Table_20_Contents">13-Dec-11</text:p>
          </table:table-cell>
          <table:table-cell table:style-name="Table1.D3" office:value-type="string">
            <text:p text:style-name="Table_20_Contents">Changed some chapters</text:p>
          </table:table-cell>
        </table:table-row>
        <table:table-row table:style-name="Table1.1">
          <table:table-cell table:style-name="Table1.A10" office:value-type="string">
            <text:p text:style-name="Table_20_Contents">2013R1</text:p>
          </table:table-cell>
          <table:table-cell table:style-name="Table1.A10" office:value-type="string">
            <text:p text:style-name="Table_20_Contents">M. Simonsen</text:p>
          </table:table-cell>
          <table:table-cell table:style-name="Table1.A10" office:value-type="string">
            <text:p text:style-name="Table_20_Contents">25-Feb-13</text:p>
          </table:table-cell>
          <table:table-cell table:style-name="Table1.D10" office:value-type="string">
            <text:p text:style-name="Table_20_Contents">Updated to latest version</text:p>
          </table:table-cell>
        </table:table-row>
        <table:table-row table:style-name="Table1.1">
          <table:table-cell table:style-name="Table1.A11" office:value-type="string">
            <text:p text:style-name="Table_20_Contents">2014R1</text:p>
          </table:table-cell>
          <table:table-cell table:style-name="Table1.A11" office:value-type="string">
            <text:p text:style-name="Table_20_Contents">M. Simonsen</text:p>
          </table:table-cell>
          <table:table-cell table:style-name="Table1.A11" office:value-type="string">
            <text:p text:style-name="Table_20_Contents">05-Aug-14</text:p>
          </table:table-cell>
          <table:table-cell table:style-name="Table1.D11" office:value-type="string">
            <text:p text:style-name="Table_20_Contents">Updated to latest version</text:p>
          </table:table-cell>
        </table:table-row>
      </table:table>
      <text:list xml:id="list1596268880" text:continue-numbering="true" text:style-name="Heading_20_Numbering">
        <text:list-item>
          <text:list>
            <text:list-item>
              <text:h text:style-name="P5" text:outline-level="2"><text:bookmark-start text:name="__RefHeading__2151_1729260833"/><text:bookmark-start text:name="_Toc395007731"/>References<text:bookmark-end text:name="__RefHeading__2151_1729260833"/><text:bookmark-end text:name="_Toc395007731"/></text:h>
            </text:list-item>
          </text:list>
        </text:list-item>
      </text:list>
      <table:table table:name="Table2" table:style-name="Table2">
        <table:table-column table:style-name="Table2.A"/>
        <table:table-row table:style-name="Table2.1">
          <table:table-cell table:style-name="Table2.A1" office:value-type="string">
            <text:p text:style-name="Table_20_Heading">Document</text:p>
          </table:table-cell>
        </table:table-row>
        <table:table-row table:style-name="Table2.1">
          <table:table-cell table:style-name="Table2.A2" office:value-type="string">
            <text:list xml:id="list1387220193188426119" text:style-name="Document_20_References">
              <text:list-item>
                <text:p text:style-name="P9">FreeACS Installation</text:p>
              </text:list-item>
            </text:list>
          </table:table-cell>
        </table:table-row>
      </table:table>
      <text:list xml:id="list1901950833" text:continue-list="list1596268880" text:style-name="Heading_20_Numbering">
        <text:list-item>
          <text:h text:style-name="P3" text:outline-level="1"><text:bookmark-start text:name="_Toc395007732"/><text:bookmark-start text:name="__RefHeading__2153_1729260833"/>Introduction<text:bookmark-end text:name="_Toc395007732"/><text:bookmark-end text:name="__RefHeading__2153_1729260833"/></text:h>
        </text:list-item>
      </text:list>
      <text:p text:style-name="Text_20_body">Before reading this introduction, we expect you to understand the basic concepts of FreeACS and that it is set up accordingly to [1]. This document will focus on how to configure the TR-069 Server.</text:p>
      <text:p text:style-name="Text_20_body">The TR-069 Server is responsible for the communication with CPEs, and communicates over TR-069 protocol. There are other servers in FreeACS that also communicates with CPEs, but through other protocols (SPP Server supports HTTP/TFTP).</text:p>
      <text:p text:style-name="Text_20_body">The CPEs must be configured with a URL which points to this server. When this is in place, the TR-069 Server will fulfil its obligation: Provision parameters to the CPEs, read parameters from the CPEs, update the database with data from the CPE and upgrade the firmware/software and configuration.</text:p>
      <text:p text:style-name="Text_20_body">The server should be able to handle millions of devices every day. The exact performance varies with many factors, but if the configuration of the server and the provisioning focuses on performance alone, it should be possible to provision 10-15 million devices per day. If emphasis is on job control the figure will be substantially lower, although still in the millions.</text:p>
      <text:list xml:id="list1671062436" text:continue-numbering="true" text:style-name="Heading_20_Numbering">
        <text:list-item>
          <text:h text:style-name="P3" text:outline-level="1"><text:bookmark-start text:name="_Toc395007733"/><text:bookmark-start text:name="__RefHeading__2161_1729260833"/>Security<text:bookmark-end text:name="_Toc395007733"/><text:bookmark-end text:name="__RefHeading__2161_1729260833"/></text:h>
          <text:list>
            <text:list-item>
              <text:h text:style-name="P5" text:outline-level="2"><text:bookmark-start text:name="_Toc395007734"/><text:bookmark-start text:name="__RefHeading__2163_1729260833"/>Authentication<text:bookmark-end text:name="_Toc395007734"/><text:bookmark-end text:name="__RefHeading__2163_1729260833"/></text:h>
            </text:list-item>
          </text:list>
        </text:list-item>
      </text:list>
      <text:p text:style-name="Text_20_body">The server can be run with no authentication, basic authentication and digest authentication, the latter recommended for TR-069 devices. To change the settings, look in the “propertyfile” chapter. In addition to changing the property file you need to create a secret for each of the CPEs. That secret is specific for each CPE and the parameter name is:</text:p>
      <text:p text:style-name="FreeACS_5f_Code">System.X_OWERA-COM.Secret</text:p>
      <text:p text:style-name="Text_20_body">This value is something that is populated in the CPE (from the factory) and the FreeACS will need to know this value (in the database) to get it working.</text:p>
      <text:p text:style-name="Text_20_body">You could run authentication without using SSL, but that would open up the possibility for a man-in-the-middle attack. </text:p>
      <text:list xml:id="list338088526" text:continue-numbering="true" text:style-name="Heading_20_Numbering">
        <text:list-item>
          <text:h text:style-name="P3" text:outline-level="1"><text:bookmark-start text:name="_Toc395007735"/><text:bookmark-start text:name="__RefHeading__2165_1729260833"/>Propertyfiles<text:bookmark-end text:name="_Toc395007735"/><text:bookmark-end text:name="__RefHeading__2165_1729260833"/></text:h>
          <text:list>
            <text:list-item>
              <text:h text:style-name="P5" text:outline-level="2"><text:bookmark-start text:name="_Toc395007736"/><text:bookmark-start text:name="__RefHeading__2167_1729260833"/>xaps-tr069-logs.properties<text:bookmark-end text:name="_Toc395007736"/><text:bookmark-end text:name="__RefHeading__2167_1729260833"/></text:h>
            </text:list-item>
          </text:list>
        </text:list-item>
      </text:list>
      <text:p text:style-name="Text_20_body">The log property file is self-documented and should be easy to edit. The main points is that there is defined 6 different logs in TR-069 Server.</text:p>
      <text:list xml:id="list569327457" text:continue-numbering="true" text:style-name="Heading_20_Numbering">
        <text:list-item>
          <text:list>
            <text:list-item>
              <text:h text:style-name="P5" text:outline-level="2"><text:bookmark-start text:name="_Toc395007737"/><text:bookmark-start text:name="__RefHeading__2181_1729260833"/>xaps-tr069.properties<text:bookmark-end text:name="_Toc395007737"/><text:bookmark-end text:name="__RefHeading__2181_1729260833"/></text:h>
            </text:list-item>
          </text:list>
        </text:list-item>
      </text:list>
      <text:p text:style-name="FreeACS_5f_Code"># *** FreeACS TR-069 Server Configuration file ***</text:p>
      <text:p text:style-name="FreeACS_5f_Code"><text:s/></text:p>
      <text:p text:style-name="FreeACS_5f_Code"># --- Various controls ---</text:p>
      <text:p text:style-name="FreeACS_5f_Code"/>
      <text:p text:style-name="FreeACS_5f_Code"># Allowed values are "none", "basic" and "digest". Digest authentication</text:p>
      <text:p text:style-name="FreeACS_5f_Code"># is default, and it is the most secure way to communicate with the devices.</text:p>
      <text:p text:style-name="FreeACS_5f_Code"># Combining this with SSL-setup, will give you a very secure provisioning.</text:p>
      <text:p text:style-name="FreeACS_5f_Code">auth.method = digest</text:p>
      <text:p text:style-name="FreeACS_5f_Code"/>
      <text:p text:style-name="FreeACS_5f_Code"># Will require username/password to download a Firmware/Config file/etc</text:p>
      <text:p text:style-name="FreeACS_5f_Code"># using the TR-069 Download method. FreeACS will instruct the CPE to use</text:p>
      <text:p text:style-name="FreeACS_5f_Code"># the ACS-username/password in the HTTP basic/digest challenge. Default</text:p>
      <text:p text:style-name="FreeACS_5f_Code"># is false, since this is a change introduced in version 3.1.0. It will become</text:p>
      <text:p text:style-name="FreeACS_5f_Code"># default within a few releases.</text:p>
      <text:p text:style-name="FreeACS_5f_Code">file.auth.used = false</text:p>
      <text:p text:style-name="FreeACS_5f_Code"/>
      <text:p text:style-name="FreeACS_5f_Code"/>
      <text:p text:style-name="FreeACS_5f_Code"># Discovery Mode can be set to true if you want to automatically add a new</text:p>
      <text:p text:style-name="FreeACS_5f_Code"># unittype and unit. This mode is violating the security of the system,</text:p>
      <text:p text:style-name="FreeACS_5f_Code"># because it allows unknown units to connect and then changes will be performed</text:p>
      <text:p text:style-name="FreeACS_5f_Code"># in the database. So use this option with caution, preferably when you want to</text:p>
      <text:p text:style-name="FreeACS_5f_Code"># add a new unittype to the system. Default is false.</text:p>
      <text:p text:style-name="FreeACS_5f_Code">discovery.mode = false</text:p>
      <text:p text:style-name="FreeACS_5f_Code"/>
      <text:p text:style-name="FreeACS_5f_Code"># Comma separated black-list (if discovery.mode is true) - units with </text:p>
      <text:p text:style-name="FreeACS_5f_Code"># ACS-username containing these strings will be blocked. </text:p>
      <text:p text:style-name="FreeACS_5f_Code">discovery.block = </text:p>
      <text:p text:style-name="FreeACS_5f_Code"/>
      <text:p text:style-name="FreeACS_5f_Code"># concurrent download limit will limit the number of concurrent downloads</text:p>
      <text:p text:style-name="FreeACS_5f_Code"># allowed from this provisioning server. This is done to conserve bandwidth.</text:p>
      <text:p text:style-name="FreeACS_5f_Code"># This will override jobs/servicewindows if necessary, thus postponing the</text:p>
      <text:p text:style-name="FreeACS_5f_Code"># download to later. Default is 1000000 (virtually no limit).</text:p>
      <text:p text:style-name="FreeACS_5f_Code">concurrent.download.limit = 1000000</text:p>
      <text:p text:style-name="FreeACS_5f_Code"/>
      <text:p text:style-name="FreeACS_5f_Code"/>
      <text:p text:style-name="FreeACS_5f_Code"># --- Quirks ---</text:p>
      <text:p text:style-name="FreeACS_5f_Code">#</text:p>
      <text:p text:style-name="FreeACS_5f_Code"># unitdiscovery (perform full unit discovery for every unit)</text:p>
      <text:p text:style-name="FreeACS_5f_Code">#</text:p>
      <text:p text:style-name="FreeACS_5f_Code"># If the supported parameters for a certain unittype changes a lot, it will</text:p>
      <text:p text:style-name="FreeACS_5f_Code"># make sense to discover the capabilities of every unit every time. Instead of</text:p>
      <text:p text:style-name="FreeACS_5f_Code"># doing an elaborate and complex discovery of the unit, we simply ask for all</text:p>
      <text:p text:style-name="FreeACS_5f_Code"># parameters values upon every TR-069 session initiated. This is costly for the</text:p>
      <text:p text:style-name="FreeACS_5f_Code"># device, and some device may not handle this very well.</text:p>
      <text:p text:style-name="FreeACS_5f_Code">#</text:p>
      <text:p text:style-name="FreeACS_5f_Code"># parameterkey (do not return parameterkey)</text:p>
      <text:p text:style-name="FreeACS_5f_Code">#</text:p>
      <text:p text:style-name="FreeACS_5f_Code"># TR-069 specifies a parameter key which the ACS could set to the CPE and</text:p>
      <text:p text:style-name="FreeACS_5f_Code"># retrieve if and only if a change (SetParameterValue) was executed</text:p>
      <text:p text:style-name="FreeACS_5f_Code"># successfully. This is important to verify that a change was ok. However some</text:p>
      <text:p text:style-name="FreeACS_5f_Code"># devices do not return this parameter key as they should, hence som of</text:p>
      <text:p text:style-name="FreeACS_5f_Code"># the verification of a change is compromised.</text:p>
      <text:p text:style-name="FreeACS_5f_Code">#</text:p>
      <text:p text:style-name="FreeACS_5f_Code"># termination</text:p>
      <text:p text:style-name="FreeACS_5f_Code">#</text:p>
      <text:p text:style-name="FreeACS_5f_Code"># The termination quirk will requires the session to terminate using</text:p>
      <text:p text:style-name="FreeACS_5f_Code"># Empty(ACS) - Empty(CPE) - Empty(ACS) as the final methods. This is according</text:p>
      <text:p text:style-name="FreeACS_5f_Code"># to the original specification of TR-069. From amendment 1 it was decided</text:p>
      <text:p text:style-name="FreeACS_5f_Code"># that a final Empty(ACS) was enough, and this is the default behavior.</text:p>
      <text:p text:style-name="FreeACS_5f_Code">#</text:p>
      <text:p text:style-name="FreeACS_5f_Code"># prettyprint</text:p>
      <text:p text:style-name="FreeACS_5f_Code">#</text:p>
      <text:p text:style-name="FreeACS_5f_Code"><text:soft-page-break/># The device may not format the XML requests nicely. This quirk will make</text:p>
      <text:p text:style-name="FreeACS_5f_Code"># sure the conversation log will be easier to read. The formatting will</text:p>
      <text:p text:style-name="FreeACS_5f_Code"># be done even if the XML contains illegal characters. The reason to avoid</text:p>
      <text:p text:style-name="FreeACS_5f_Code"># this quirk is performance and perhaps unnecessary.</text:p>
      <text:p text:style-name="FreeACS_5f_Code">#</text:p>
      <text:p text:style-name="FreeACS_5f_Code"># xmlcharfilter</text:p>
      <text:p text:style-name="FreeACS_5f_Code">#</text:p>
      <text:p text:style-name="FreeACS_5f_Code"># Some times the device will output XML which contains invalid XML characters.</text:p>
      <text:p text:style-name="FreeACS_5f_Code"># This quirk filters such characters before XML parser receives the stream.</text:p>
      <text:p text:style-name="FreeACS_5f_Code"># The reason to avoid this quirk is performance and perhaps unnecessary.</text:p>
      <text:p text:style-name="FreeACS_5f_Code">#</text:p>
      <text:p text:style-name="FreeACS_5f_Code"># ignorevendorconfigfile</text:p>
      <text:p text:style-name="FreeACS_5f_Code">#</text:p>
      <text:p text:style-name="FreeACS_5f_Code"># Establish which "vendor config files" (could be any kind of file really,</text:p>
      <text:p text:style-name="FreeACS_5f_Code"># but TR-069 terminology is "config") are installed on the device</text:p>
      <text:p text:style-name="FreeACS_5f_Code"># and furthermore, whether a new "vendor config file" should be uploaded to</text:p>
      <text:p text:style-name="FreeACS_5f_Code"># the device. To support this, the firmware MUST be able to answer a request</text:p>
      <text:p text:style-name="FreeACS_5f_Code"># for "InternetGatewayDevice.DeviceInfo.VendorConfigFile." object in a</text:p>
      <text:p text:style-name="FreeACS_5f_Code"># GetParameterValue request. In case no vendor config file exists, the</text:p>
      <text:p text:style-name="FreeACS_5f_Code"># device MUST NOT return an error, simply return a list of 0 parameters.</text:p>
      <text:p text:style-name="FreeACS_5f_Code"># This behavior is really standard TR-069 (since many years back), but</text:p>
      <text:p text:style-name="FreeACS_5f_Code"># asking for an object is still something that some units may have trouble</text:p>
      <text:p text:style-name="FreeACS_5f_Code"># with, hence the possibility to turn off this feature.</text:p>
      <text:p text:style-name="FreeACS_5f_Code">#</text:p>
      <text:p text:style-name="FreeACS_5f_Code"># nextlevel0ingpn</text:p>
      <text:p text:style-name="FreeACS_5f_Code">#</text:p>
      <text:p text:style-name="FreeACS_5f_Code"># Some devices doesn't support the usage of &lt;NextLevel&gt;false&lt;/NextLevel&gt;</text:p>
      <text:p text:style-name="FreeACS_5f_Code"># in the GetParameterNames-request. Instead they may support </text:p>
      <text:p text:style-name="FreeACS_5f_Code"># &lt;NextLevel&gt;0&lt;/NextLevel&gt;. </text:p>
      <text:p text:style-name="FreeACS_5f_Code">#</text:p>
      <text:p text:style-name="FreeACS_5f_Code"># Specify quirks like this:</text:p>
      <text:p text:style-name="FreeACS_5f_Code">#</text:p>
      <text:p text:style-name="FreeACS_5f_Code"># quirks.&lt;unittypename&gt;[@&lt;version&gt;] = &lt;quirkname&gt;(,&lt;quirkname&gt;)*</text:p>
      <text:p text:style-name="FreeACS_5f_Code">#</text:p>
      <text:p text:style-name="FreeACS_5f_Code"># If you specify quirks for a version, then quirks specified for the unittype</text:p>
      <text:p text:style-name="FreeACS_5f_Code"># only is ignored all together (for that particular version of course). This</text:p>
      <text:p text:style-name="FreeACS_5f_Code"># way you can make default quirks for a unittype, and then only specify a few</text:p>
      <text:p text:style-name="FreeACS_5f_Code"># versions that have different quirks. Examples:</text:p>
      <text:p text:style-name="FreeACS_5f_Code"/>
      <text:p text:style-name="FreeACS_5f_Code">quirks.SpeedTouch 780 = parameterkey</text:p>
      <text:p text:style-name="FreeACS_5f_Code">quirks.SpeedTouch 780@6.2.29.2 = parameterkey,termination</text:p>
      <text:p text:style-name="FreeACS_5f_Code">quirks.P-2602HW-F3 = parameterkey</text:p>
      <text:p text:style-name="FreeACS_5f_Code">quirks.HydrogenHA = xmlcharfilter,prettyprint,unitdiscovery</text:p>
      <text:p text:style-name="FreeACS_5f_Code">quirks.freecwmp = prettyrprint,xmlcharfilter</text:p>
      <text:p text:style-name="FreeACS_5f_Code"/>
      <text:p text:style-name="FreeACS_5f_Code"># --- Database ---</text:p>
      <text:p text:style-name="FreeACS_5f_Code"/>
      <text:p text:style-name="FreeACS_5f_Code"># FreeACS database connection</text:p>
      <text:p text:style-name="FreeACS_5f_Code">db.xaps.url = xaps/xaps@jdbc:mysql://localhost:3306/xaps</text:p>
      <text:p text:style-name="FreeACS_5f_Code"/>
      <text:p text:style-name="FreeACS_5f_Code"># Max connections. Default is 100.</text:p>
      <text:p text:style-name="FreeACS_5f_Code">db.xaps.maxconn = 100</text:p>
      <text:p text:style-name="FreeACS_5f_Code"/>
      <text:p text:style-name="FreeACS_5f_Code"># Syslog database connection</text:p>
      <text:p text:style-name="FreeACS_5f_Code"># Default is to place syslog on the same database as xaps. However, you may</text:p>
      <text:p text:style-name="FreeACS_5f_Code"># specify a database placed elsewhere, to relieve the xaps database of</text:p>
      <text:p text:style-name="FreeACS_5f_Code"># excessive load from syslogging.</text:p>
      <text:p text:style-name="FreeACS_5f_Code">db.syslog = db.xaps</text:p>
      <text:p text:style-name="FreeACS_5f_Code"/>
      <text:p text:style-name="FreeACS_5f_Code"/>
      <text:p text:style-name="FreeACS_5f_Code"># --- DEBUGGING ONLY, NEVER SET THESE IN PRODUCTION ----</text:p>
      <text:p text:style-name="FreeACS_5f_Code"># Test mode is set to true to test specific XMLs found in the tests-folder. Run</text:p>
      <text:p text:style-name="FreeACS_5f_Code"># the URL /test to choose which tests to be run. Default is false.</text:p>
      <text:p text:style-name="FreeACS_5f_Code">debug.test.mode = false</text:p>
      <text:list xml:id="list152609272" text:continue-numbering="true" text:style-name="Heading_20_Numbering">
        <text:list-item>
          <text:list>
            <text:list-item>
              <text:list>
                <text:list-item>
                  <text:h text:style-name="P6" text:outline-level="3"><text:bookmark-start text:name="__RefHeading__2183_1729260833"/><text:bookmark-start text:name="_Toc395007738"/>Various Controls<text:bookmark-end text:name="__RefHeading__2183_1729260833"/><text:bookmark-end text:name="_Toc395007738"/></text:h>
                </text:list-item>
              </text:list>
            </text:list-item>
          </text:list>
        </text:list-item>
      </text:list>
      <text:p text:style-name="Text_20_body">Decide whether you want authentication or not. Recommended setting is “digest”, but it is also possible to use “basic” and “none”. To use authentication you must also add the “secret”-parameter in the database, as stated in the previous chapter.</text:p>
      <text:p text:style-name="Text_20_body">Discovery mode should normally be false (which is default). If it is true, then you violate the security model, since we accept the incoming traffic even without the secret parameter in the database. The point with this <text:soft-page-break/>mode is to allow you to hook up a CPE to the ACS and then auto-populate the FreeACS database with all necessary information, to then provision the device. Actually, both unittype, unittype parameters, profile, unit and the secret unit parameter are created on the fly. Note: If the device does not support basic authentication, discovery mode will not work, since we then have no way to get the secret from the CPE. This whole procedure will only run once; the next time the CPE connects it will perform a standard conversation, although always using basic authentication (never using digest authentication).</text:p>
      <text:p text:style-name="Text_20_body">If you use the job functionality of FreeACS you can set a certain limit of concurrent downloads. This is useful when the number of CPEs to upgrade might be more than your network can handle.</text:p>
      <text:list xml:id="list1094613790" text:continue-numbering="true" text:style-name="Heading_20_Numbering">
        <text:list-item>
          <text:list>
            <text:list-item>
              <text:list>
                <text:list-item>
                  <text:h text:style-name="P6" text:outline-level="3"><text:bookmark-start text:name="_Toc395007739"/><text:bookmark-start text:name="__RefHeading__2185_1729260833"/>Quirks<text:bookmark-end text:name="_Toc395007739"/><text:bookmark-end text:name="__RefHeading__2185_1729260833"/></text:h>
                </text:list-item>
              </text:list>
            </text:list-item>
          </text:list>
        </text:list-item>
      </text:list>
      <text:p text:style-name="Text_20_body">A quirk is an adaptation of the server behaviour to fit a violation of the spec or to support an old version of the spec. Non the less, sometimes it can be useful to tinker with these settings, especially if you get an updated software version for the CPE which has a slightly changed TR-069 client.</text:p>
      <text:list xml:id="list785897384" text:continue-numbering="true" text:style-name="Heading_20_Numbering">
        <text:list-item>
          <text:list>
            <text:list-item>
              <text:list>
                <text:list-item>
                  <text:h text:style-name="P6" text:outline-level="3"><text:bookmark-start text:name="_Toc395007740"/><text:bookmark-start text:name="__RefHeading__2187_1729260833"/>Database<text:bookmark-end text:name="_Toc395007740"/><text:bookmark-end text:name="__RefHeading__2187_1729260833"/></text:h>
                </text:list-item>
              </text:list>
            </text:list-item>
          </text:list>
        </text:list-item>
      </text:list>
      <text:p text:style-name="Text_20_body">The database settings are the same for all FreeACS servers. You must specify a “URL” to a database with the format: </text:p>
      <text:p text:style-name="Text_20_body_20_indent">&lt;user&gt;/&lt;pass&gt;@jdbc:mysql://&lt;hostname&gt;:&lt;port&gt;/&lt;dbname&gt;</text:p>
      <text:p text:style-name="Text_20_body">You can change the number of maximum connections to the database, but it should be substantial. </text:p>
      <text:list xml:id="list646008904" text:continue-numbering="true" text:style-name="Heading_20_Numbering">
        <text:list-item>
          <text:list>
            <text:list-item>
              <text:list>
                <text:list-item>
                  <text:h text:style-name="P6" text:outline-level="3"><text:bookmark-start text:name="_Toc395007741"/>Debug<text:bookmark-end text:name="_Toc395007741"/></text:h>
                </text:list-item>
              </text:list>
            </text:list-item>
          </text:list>
        </text:list-item>
      </text:list>
      <text:p text:style-name="Text_20_body">By setting the debug.test.mode to “true” you can test a CPE. You must then go to the URL: </text:p>
      <text:p text:style-name="Text_20_body_20_indent"><text:span text:style-name="Internet_20_link">http://&lt;hostname&gt;/tr069/test</text:span></text:p>
      <text:p text:style-name="Text_20_body">..and register the device you want to test. Furthermore, you must copy the folder “tests” that you find within the tr069.war into your working folder (/var/lib/tomcat7/) and within this folder in turn, create “results” folder and “modified” folder. </text:p>
      <text:list xml:id="list1253829646" text:continue-numbering="true" text:style-name="Heading_20_Numbering">
        <text:list-item>
          <text:h text:style-name="P3" text:outline-level="1"><text:bookmark-start text:name="__RefHeading__2197_1729260833"/><text:bookmark-start text:name="_Toc395007742"/>Firmware/config file download<text:bookmark-end text:name="_Toc395007742"/></text:h>
        </text:list-item>
      </text:list>
      <text:p text:style-name="Text_20_body">The TR-069 server works like this: Check whether a device has the correct (wanted) version of software or config files. If not, then issue a Download method with the correct/new software/config file. The file is by default found in the File storage of FreeACS (in the FreeACS database) and it is identified based on the version number and file type. </text:p>
      <text:list xml:id="list371544782" text:continue-numbering="true" text:style-name="Heading_20_Numbering">
        <text:list-item>
          <text:list>
            <text:list-item>
              <text:h text:style-name="P5" text:outline-level="2">Firmware download</text:h>
            </text:list-item>
          </text:list>
        </text:list-item>
      </text:list>
      <text:p text:style-name="Text_20_body">For software, the server checks the parameter (which is retrieved from the device, either in the Inform-request or in the GetParameterValues-response):</text:p>
      <text:list xml:id="list6884116051756990035" text:style-name="List_20_1">
        <text:list-item>
          <text:p text:style-name="P10">DeviceInfo.SoftwareVersion </text:p>
        </text:list-item>
      </text:list>
      <text:p text:style-name="Text_20_body">And compares this parameter value with the System parameter</text:p>
      <text:list xml:id="list2171723937" text:continue-numbering="true" text:style-name="List_20_1">
        <text:list-item>
          <text:p text:style-name="P10">System.X_OWERA-COM.DesiredSoftwareVersion</text:p>
        </text:list-item>
      </text:list>
      <text:p text:style-name="Text_20_body">No Download method is issued if these are equal. If these parameters differ, a download will be issued. </text:p>
      <text:p text:style-name="Text_20_body">NB! If your firmware does not set the version number correctly, you may think you’re installing v1.2, while the firmware reports v1.1 in the Device.SoftwareVersion parameter. FreeACS will not understand that this firmware has already been download, and will issue a new download sequence of the same firmware, again and again. </text:p>
      <text:p text:style-name="Text_20_body">FreeACS determines and creates the URL to retrieve the firmware using this information:</text:p>
      <text:list xml:id="list1656559067" text:continue-numbering="true" text:style-name="List_20_1">
        <text:list-item>
          <text:p text:style-name="P10">version number specified in DesiredSoftwareVersion-parameter</text:p>
        </text:list-item>
        <text:list-item>
          <text:p text:style-name="P10">the fact that the firmware is of File-type SOFTWARE and found in FreeACS’ own File system</text:p>
        </text:list-item>
        <text:list-item>
          <text:p text:style-name="P10">the unittype in which the parameter is specified</text:p>
        </text:list-item>
      </text:list>
      <text:p text:style-name="Text_20_body">The construction of the download URL happens behind the scene and should not be of any concern. However, if you want to specify the URL directly, you may do so by setting the following parameter:</text:p>
      <text:list xml:id="list997121440" text:continue-numbering="true" text:style-name="List_20_1">
        <text:list-item>
          <text:p text:style-name="P10">System.X_OWERA-COM.SoftwareURL</text:p>
        </text:list-item>
      </text:list>
      <text:list xml:id="list2024367069" text:continue-list="list371544782" text:style-name="Heading_20_Numbering">
        <text:list-item>
          <text:list>
            <text:list-item>
              <text:h text:style-name="P5" text:outline-level="2">Config download</text:h>
            </text:list-item>
          </text:list>
        </text:list-item>
      </text:list>
      <text:p text:style-name="Text_20_body">For config files it is somewhat more complicated. The server asks for </text:p>
      <text:list xml:id="list635446023" text:continue-list="list997121440" text:style-name="List_20_1">
        <text:list-item>
          <text:p text:style-name="P10">DeviceInfo.VendorConfigFile.</text:p>
        </text:list-item>
      </text:list>
      <text:p text:style-name="Text_20_body">Notice the trailing dot at the end of the parameter name. The device should return the entire object of VendorConfigFile, which could be multiple entries like this:</text:p>
      <text:list xml:id="list775484830" text:continue-numbering="true" text:style-name="List_20_1">
        <text:list-item>
          <text:p text:style-name="P10">Device.VendorConfigFile.1.Version </text:p>
        </text:list-item>
        <text:list-item>
          <text:p text:style-name="P10">Device.VendorConfigFile.1.Name</text:p>
        </text:list-item>
        <text:list-item>
          <text:p text:style-name="P10">Device.VendorConfigFile.2.Version</text:p>
        </text:list-item>
        <text:list-item>
          <text:p text:style-name="P10">Device.VendorConfigFile.2.Name</text:p>
        </text:list-item>
        <text:list-item>
          <text:p text:style-name="P10">…</text:p>
        </text:list-item>
      </text:list>
      <text:p text:style-name="Text_20_body">NB! If the device cannot support such a questions, add the “ingnorevendorconfigfile” quirk to the unittype (see chapter 4.2.2). If you carry on without this quirk, provisioning will most likely not work at all for this device. With the quirk configured you will not be able to download config files to the device.</text:p>
      <text:p text:style-name="Text_20_body">If the device do support the VendorConfigFile and return it, then you may specify some System-parameters to tell the server which config files should be present. The system-parameters must match the vendor-config-file parameters:</text:p>
      <text:list xml:id="list1549732161" text:continue-numbering="true" text:style-name="List_20_1">
        <text:list-item>
          <text:p text:style-name="P10">System.X_OWERA-COM.TR069Script.&lt;Name&gt;.Version = &lt;Version&gt;</text:p>
        </text:list-item>
      </text:list>
      <text:p text:style-name="Text_20_body">The files to be downloaded to the device are found in the FreeACS database, just like the firmwares, but now the File type is TR069_SCRIPT. There is one addition to the URL compared to the firmwares – the filename is appended to the URL. This could be useful if the CPE requires that the URL ends at a certain suffix like .cfg. However, you may override this behaviour if you specify the URL to be used in the Download method. </text:p>
      <text:list xml:id="list1904604448" text:continue-numbering="true" text:style-name="List_20_1">
        <text:list-item>
          <text:p text:style-name="P10">System.X_OWERA-COM.TR069Script.&lt;Name&gt;.URL = &lt;URL&gt;</text:p>
        </text:list-item>
      </text:list>
      <text:list xml:id="list190019890" text:continue-list="list2024367069" text:style-name="Heading_20_Numbering">
        <text:list-item>
          <text:list>
            <text:list-item>
              <text:h text:style-name="P5" text:outline-level="2"><text:bookmark-start text:name="_Toc395007743"/><text:soft-page-break/>Software upgrade wizard (FreeACS Web)<text:bookmark-end text:name="__RefHeading__2197_1729260833"/><text:bookmark-end text:name="_Toc395007743"/></text:h>
            </text:list-item>
          </text:list>
        </text:list-item>
      </text:list>
      <text:p text:style-name="Text_20_body">To help you set these parameters, we provide a Software Upgrade Wizard in FreeACS Web. This wizard can set a specific unit to upgrade or a specific profile to upgrade. If you have the Job Control Server module, you can also set an upgrade for a particular job. Having this functionality, you can decide to upgrade a particular set of units. A job not only helps you to choose a set of units, but it is also able to control to progress of the upgrades. If some devices fail, this can trigger a stop in the job, so to avoid sending out a lot of softwares that causes malfunction. There is a lot more to be said about jobs, but that will be covered in another document.</text:p>
      <text:list xml:id="list1943497805" text:continue-numbering="true" text:style-name="Heading_20_Numbering">
        <text:list-item>
          <text:list>
            <text:list-item>
              <text:h text:style-name="P5" text:outline-level="2"><text:bookmark-start text:name="_Toc395007744"/><text:bookmark-start text:name="__RefHeading__2199_1729260833"/>Software upgrade using FreeACS Shell<text:bookmark-end text:name="_Toc395007744"/><text:bookmark-end text:name="__RefHeading__2199_1729260833"/></text:h>
            </text:list-item>
          </text:list>
        </text:list-item>
      </text:list>
      <text:p text:style-name="Text_20_body">Everything you can do in Web, you can do in Shell. However, something is better in Shell. Let’s assume you are interested to deploy a new software on a set of units. The set is of course not the same as all the units in the profile, since you could then just set the parameters on the profile. With Shell, you can make a selection like this:</text:p>
      <text:p text:style-name="FreeACS_5f_Code">&gt;listunits Device.X_OPERATOR-COM.Country = UK &gt; UNITS_IN_UK.txt</text:p>
      <text:p text:style-name="Text_20_body">Then you can use this output file (UNITS_IN_UK.txt) to set the necessary parameters on each unit.</text:p>
      <text:p text:style-name="FreeACS_5f_Code">&gt; FROMFILE[1] setparam Device-X.OWERA-COM.DesiredSoftwareVersion 2 &lt; UNITS_IN_UK.txt</text:p>
      <text:p text:style-name="Text_20_body">However, as long as you don’t use jobs, the change will be uncontrolled; the CPE will apply the change with no regard whether other CPEs fail or not.</text:p>
      <text:list xml:id="list385579977" text:continue-numbering="true" text:style-name="Heading_20_Numbering">
        <text:list-item>
          <text:h text:style-name="P3" text:outline-level="1"><text:bookmark-start text:name="__RefHeading__2201_1729260833"/><text:bookmark-start text:name="_Toc395007745"/>Tuning parameters<text:bookmark-end text:name="__RefHeading__2201_1729260833"/><text:bookmark-end text:name="_Toc395007745"/></text:h>
        </text:list-item>
      </text:list>
      <text:p text:style-name="Text_20_body">There are some important parameters in the server:</text:p>
      <text:list xml:id="list367331951" text:continue-list="list1904604448" text:style-name="List_20_1">
        <text:list-item>
          <text:p text:style-name="P10">Maximum number of simultaneously served servlets (<text:span text:style-name="T1">max-servlets</text:span>)</text:p>
        </text:list-item>
        <text:list-item>
          <text:p text:style-name="P10">Maximum number of simultaneously served database requests (<text:span text:style-name="T1">max-conn</text:span>).</text:p>
        </text:list-item>
      </text:list>
      <text:list xml:id="list2021905671" text:continue-list="list385579977" text:style-name="Heading_20_Numbering">
        <text:list-item>
          <text:list>
            <text:list-item>
              <text:h text:style-name="P5" text:outline-level="2"><text:bookmark-start text:name="_Toc395007746"/><text:bookmark-start text:name="__RefHeading__2203_1729260833"/>Max-servlets<text:bookmark-end text:name="_Toc395007746"/><text:bookmark-end text:name="__RefHeading__2203_1729260833"/></text:h>
            </text:list-item>
          </text:list>
        </text:list-item>
      </text:list>
      <text:p text:style-name="Text_20_body">Max-servlets is a setting usually found in server.xml (true for Tomcat and JBoss). There are several parameters, as seen in this example from Tomcat:</text:p>
      <text:p text:style-name="FreeACS_5f_Code"><text:s text:c="4"/><text:span text:style-name="T2">&lt;</text:span><text:span text:style-name="T3">Connector </text:span><text:span text:style-name="T4">acceptCount</text:span>=<text:span text:style-name="T5">"5" </text:span><text:span text:style-name="T4">connectionTimeout</text:span>=<text:span text:style-name="T5">"20000" </text:span><text:span text:style-name="T4">disableUploadTimeout</text:span>=<text:span text:style-name="T5">"true" </text:span><text:span text:style-name="T4">enableLookups</text:span>=<text:span text:style-name="T5">"false" </text:span><text:span text:style-name="T4">maxHttpHeaderSize</text:span>=<text:span text:style-name="T5">"8192" </text:span><text:span text:style-name="T4">maxSpareThreads</text:span>=<text:span text:style-name="T5">"10" </text:span><text:span text:style-name="T4">maxThreads</text:span>=<text:span text:style-name="T5">"10" </text:span><text:span text:style-name="T4">minSpareThreads</text:span>=<text:span text:style-name="T5">"10" </text:span><text:span text:style-name="T4">minThreads</text:span>=<text:span text:style-name="T5">"10" </text:span><text:span text:style-name="T4">port</text:span>=<text:span text:style-name="T5">"80" </text:span><text:span text:style-name="T4">redirectPort</text:span>=<text:span text:style-name="T5">"8443"</text:span><text:span text:style-name="T2">/&gt;</text:span></text:p>
      <text:p text:style-name="Text_20_body">In this example maxThreads equals 10, and that is the setting controlling max-servlets. In addition it is possible to set acceptCount to a lower number. This setting controls how many servlet requests will be queued up before rejected. Remembering that there will be situations with overload on the server, it is important that the setting is kept so low that the CPU will never go into 80-100% area. If the CPU is kept at a comfortable level at all times, then the server will be able to quickly reject any incoming request whenever the load reaches max-servlets. If the CPU starts to climb to 100% it can increase the problems even more, because more and more CPEs are “hanging” on to the server, waiting for a reply.</text:p>
      <text:list xml:id="list989296172" text:continue-numbering="true" text:style-name="Heading_20_Numbering">
        <text:list-item>
          <text:list>
            <text:list-item>
              <text:h text:style-name="P5" text:outline-level="2"><text:bookmark-start text:name="_Toc395007747"/><text:bookmark-start text:name="__RefHeading__2205_1729260833"/>Max-conn<text:bookmark-end text:name="_Toc395007747"/><text:bookmark-end text:name="__RefHeading__2205_1729260833"/></text:h>
            </text:list-item>
          </text:list>
        </text:list-item>
      </text:list>
      <text:p text:style-name="Text_20_body">Having decided upon max-servlets, it is time to tune max-conn (found in xaps-tr069.properties). The number of connections to the database is not always something you can decide for yourself, independently of other users of the same database. So in this “shared database environment” you could face a situation where only a limited number of connections are available. Now, if you only are using one single TR-069 server, then there is no question about the max-conn, just set it as high as possible/allowed (no need to set it higher than max-servlets). If there are multiple TR-069 servers, then it could be worthwhile to think a little. Consider this case:</text:p>
      <text:p text:style-name="Text_20_body">You have 20 database connections available and 4 servers available. One server can easily handle 50% of traffic in terms of CPU/memory.</text:p>
      <text:p text:style-name="Text_20_body">In this case it makes more sense to divide the connections on 2 servers than on four. To understand why, you need to focus on the probability for getting a connection: A database connection is needed only for a short period during a conversation; therefore multiple clients could reuse the same connection even though they access the TR-069 server at the same time. The probability P for using a database connection during a session, is (to make it easy) the relationship between the length of the session compared to the length of the database request. The chances of two sessions needing one database connection are P<text:span text:style-name="T7">2</text:span> and for three connections it is P<text:span text:style-name="T7">3</text:span> and so on. The math can be quite complicated when you are going to calculate the likelihood of X connections being enough to cover for 99,999% of the traffic, however, it could be intuitively understood that as the number of connections available increases (linear), the probability of using all of them at the same time decreases rapidly (exponential). The simple conclusion is that a slight increase in the number of connections can easily handle a doubling of the load on the server.</text:p>
      <text:p text:style-name="Text_20_body">To make things more complicated, the probability P changes as a function of the load on the server. With heavier load, P increases (mostly because of the database). Then the number of required connections will increase rapidly.</text:p>
      <text:p text:style-name="Text_20_body">The conclusion of this is simple: do not spread your resources too thin, it can generate more problems than you solve. You can follow the usage of the connections on the monitoring page, and tune your system accordingly.</text:p>
      <text:list xml:id="list54749682" text:continue-numbering="true" text:style-name="Heading_20_Numbering">
        <text:list-item>
          <text:list>
            <text:list-item>
              <text:h text:style-name="P5" text:outline-level="2"><text:bookmark-start text:name="_Toc395007748"/><text:bookmark-start text:name="__RefHeading__2207_1729260833"/>Both of the parameters<text:bookmark-end text:name="_Toc395007748"/><text:bookmark-end text:name="__RefHeading__2207_1729260833"/></text:h>
            </text:list-item>
          </text:list>
        </text:list-item>
      </text:list>
      <text:p text:style-name="Text_20_body">When you understand how to tune each parameter, then you need to look at both of them at the same time. The point is that the database itself may be a bottleneck. If so, then the time consumption for each database call will increase with heavier load (more parallel database access). If so, you will come to a certain point where the number of connections available is so high, that each database access is slowed down to a point <text:soft-page-break/>where the throughput will no longer increase. You should then lower the number of database connections and lower max-threads so that the traffic into the ACS is no bigger than the database can handle. At this point you should have a perfectly tuned system. If the database is powerful enough, it will cover all your needs. If the database is very powerful (or your ACS-server specs are very poor) you might need several ACS-servers.</text:p>
      <text:list xml:id="list928391391" text:continue-numbering="true" text:style-name="Heading_20_Numbering">
        <text:list-item>
          <text:list>
            <text:list-item>
              <text:h text:style-name="P5" text:outline-level="2"><text:bookmark-start text:name="_Toc395007749"/><text:bookmark-start text:name="__RefHeading__2209_1729260833"/>Other important factors<text:bookmark-end text:name="_Toc395007749"/><text:bookmark-end text:name="__RefHeading__2209_1729260833"/></text:h>
            </text:list-item>
          </text:list>
        </text:list-item>
      </text:list>
      <text:p text:style-name="Text_20_body">To increase performance, turn off logging to the SYSLOG appender. Another clue is to increase log levels, so very little is written to file.</text:p>
      <text:list xml:id="list982039275" text:continue-numbering="true" text:style-name="Heading_20_Numbering">
        <text:list-item>
          <text:h text:style-name="P3" text:outline-level="1"><text:bookmark-start text:name="_Toc395007750"/><text:bookmark-start text:name="__RefHeading__2345_1543681604"/>TR-111 &amp; STUN Server<text:bookmark-end text:name="_Toc395007750"/><text:bookmark-end text:name="__RefHeading__2345_1543681604"/></text:h>
        </text:list-item>
      </text:list>
      <text:p text:style-name="Text_20_body">TR-111 is a specification on how to use STUN to trigger an Inform on the CPE behind NAT. In plain English: This is about the server triggering the devices, not the other way around as is usual.</text:p>
      <text:p text:style-name="Text_20_body">To make this feasible a STUN server is necessary. A STUN server is a server which is in contact with all it's STUN clients all the time. The CPEs must then run STUN clients and be able to receive a special "trigger"-message from the STUN server. The STUN Server is of course in contact with FreeACS, so that it will send those trigger messages whenever requested.</text:p>
      <text:list xml:id="list1680998794" text:continue-numbering="true" text:style-name="Heading_20_Numbering">
        <text:list-item>
          <text:list>
            <text:list-item>
              <text:list>
                <text:list-item>
                  <text:h text:style-name="P6" text:outline-level="3"><text:bookmark-start text:name="_Toc395007751"/><text:bookmark-start text:name="__RefHeading__2349_1543681604"/>xaps-stun.properties<text:bookmark-end text:name="_Toc395007751"/><text:bookmark-end text:name="__RefHeading__2349_1543681604"/></text:h>
                </text:list-item>
              </text:list>
            </text:list-item>
          </text:list>
        </text:list-item>
      </text:list>
      <text:p text:style-name="FreeACS_5f_Code"># The Stun server needs 2 network interface to work</text:p>
      <text:p text:style-name="FreeACS_5f_Code"/>
      <text:p text:style-name="FreeACS_5f_Code"># 3478 is the default Stun server port</text:p>
      <text:p text:style-name="FreeACS_5f_Code"><text:span text:style-name="T8">primary.port = </text:span><text:span text:style-name="T5">3478</text:span></text:p>
      <text:p text:style-name="FreeACS_5f_Code"><text:span text:style-name="T8">secondary.port = </text:span><text:span text:style-name="T5">3479</text:span></text:p>
      <text:p text:style-name="FreeACS_5f_Code"/>
      <text:p text:style-name="FreeACS_5f_Code"># Primary <text:span text:style-name="T10">ip</text:span>. Specify the default interface of your computer</text:p>
      <text:p text:style-name="FreeACS_5f_Code"><text:span text:style-name="T8">primary.ip = </text:span><text:span text:style-name="T5">10.11.10.255</text:span></text:p>
      <text:p text:style-name="FreeACS_5f_Code">#primary.ip = 85.112.159.52</text:p>
      <text:p text:style-name="FreeACS_5f_Code"/>
      <text:p text:style-name="FreeACS_5f_Code"># A secondary interface is not necessary to run TR-111 operations (it</text:p>
      <text:p text:style-name="FreeACS_5f_Code"># uses only parts of the STUN specification). If you want to run this</text:p>
      <text:p text:style-name="FreeACS_5f_Code"># server as a regular STUN server then you should also add a secondary</text:p>
      <text:p text:style-name="FreeACS_5f_Code"># interface. If no <text:span text:style-name="T10">ip</text:span> is specified, 127.0.0.1 will be used anyway.</text:p>
      <text:p text:style-name="FreeACS_5f_Code">#secondary.ip = 85.112.159.55</text:p>
      <text:p text:style-name="FreeACS_5f_Code"/>
      <text:p text:style-name="FreeACS_5f_Code"># Specify the interval between each kick in a group-kick. </text:p>
      <text:p text:style-name="FreeACS_5f_Code"># Specify in milliseconds. Default is 1000. If set too low, </text:p>
      <text:p text:style-name="FreeACS_5f_Code"># the server will not be able to comply, since only one thread</text:p>
      <text:p text:style-name="FreeACS_5f_Code"># is running the requests and may in some circumstance wait</text:p>
      <text:p text:style-name="FreeACS_5f_Code"># for reply from the devices. (If not TR-111 is supported)</text:p>
      <text:p text:style-name="FreeACS_5f_Code">kick.interval = 1000</text:p>
      <text:p text:style-name="FreeACS_5f_Code"/>
      <text:p text:style-name="FreeACS_5f_Code"># Specify the interval in minutes between each time a job/group is scanned</text:p>
      <text:p text:style-name="FreeACS_5f_Code"># for changes in the group (units added or removed). If set too</text:p>
      <text:p text:style-name="FreeACS_5f_Code"># low it may cause higher load on server. This rescan will only </text:p>
      <text:p text:style-name="FreeACS_5f_Code"># happen if the kick-process is idle (not actively kicking any devices)</text:p>
      <text:p text:style-name="FreeACS_5f_Code"># Default is 60 minutes. <text:s/></text:p>
      <text:p text:style-name="FreeACS_5f_Code">kick.rescan = 60 </text:p>
      <text:p text:style-name="FreeACS_5f_Code"/>
      <text:p text:style-name="FreeACS_5f_Code"># The kick-feature of the STUN server will try to use the public IP</text:p>
      <text:p text:style-name="FreeACS_5f_Code"># of the device in the ConnectionRequestURL, if the ConnectionRequstURL</text:p>
      <text:p text:style-name="FreeACS_5f_Code"># is private and UDPConnectionRequestAddress (TR-111) is not defined.</text:p>
      <text:p text:style-name="FreeACS_5f_Code"># Default is false</text:p>
      <text:p text:style-name="FreeACS_5f_Code">kick.expect-port-forwarding = false</text:p>
      <text:p text:style-name="FreeACS_5f_Code"/>
      <text:p text:style-name="FreeACS_5f_Code"/>
      <text:p text:style-name="FreeACS_5f_Code"># FreeACS database connection</text:p>
      <text:p text:style-name="FreeACS_5f_Code"><text:span text:style-name="T8">db.xaps.url = </text:span><text:span text:style-name="T6">xaps</text:span><text:span text:style-name="T5">/</text:span><text:span text:style-name="T6">xaps@jdbc</text:span><text:span text:style-name="T9">:</text:span><text:span text:style-name="T6">mysql</text:span><text:span text:style-name="T5">://</text:span><text:span text:style-name="T6">localhost</text:span><text:span text:style-name="T5">:3306/</text:span><text:span text:style-name="T6">xaps</text:span></text:p>
      <text:p text:style-name="FreeACS_5f_Code"/>
      <text:p text:style-name="FreeACS_5f_Code"># <text:span text:style-name="T10">Syslog</text:span> database connection</text:p>
      <text:p text:style-name="FreeACS_5f_Code"># Default is to place <text:span text:style-name="T10">syslog</text:span> on the same database as <text:span text:style-name="T10">xaps</text:span>. However, you</text:p>
      <text:p text:style-name="FreeACS_5f_Code"># may specify a database placed elsewhere, to relieve the <text:span text:style-name="T10">xaps</text:span> database</text:p>
      <text:p text:style-name="FreeACS_5f_Code"># of excessive load from <text:span text:style-name="T10">syslogging</text:span>.</text:p>
      <text:p text:style-name="FreeACS_5f_Code"><text:span text:style-name="T8">db.syslog = </text:span><text:span text:style-name="T5">db.xaps</text:span></text:p>
      <text:p text:style-name="FreeACS_5f_Code"/>
      <text:p text:style-name="FreeACS_5f_Code"># This is for test-mode only, never used in production. Default is true.</text:p>
      <text:p text:style-name="FreeACS_5f_Code"># If set to false, the STUN-server will not start, and it will only support</text:p>
      <text:p text:style-name="FreeACS_5f_Code"># ConnectionRequest to the devices (not UDPConnectionRequest)</text:p>
      <text:p text:style-name="FreeACS_5f_Code">test.runwithstun = true</text:p>
      <text:p text:style-name="FreeACS_5f_Code"/>
      <text:p text:style-name="Text_20_body">You must specify the primary IP and the db.xaps.url for this to work. The kick-properties is about how the server should handle a massive kick-operation. The test.runwithstun can be set to false, if you have problems with the bind-operation. In this case, the STUN server will be able to kick the device over the TCP/HTTP connection. This will not work unless you have the device on public IP OR you have set up port forwarding. </text:p>
      <text:p text:style-name="Text_20_body">Make sure that these parameters are read (found in the FreeACS database) if you want to test/run the TCP/HTTP connection kick (this is not really TR-111):</text:p>
      <text:list xml:id="list1655349928" text:continue-list="list367331951" text:style-name="List_20_1">
        <text:list-item>
          <text:p text:style-name="P10"><text:soft-page-break/>ManagementServer.ConnectionRequestURL</text:p>
        </text:list-item>
        <text:list-item>
          <text:p text:style-name="P10">ManagementServer.ConnectionRequestPassword</text:p>
        </text:list-item>
        <text:list-item>
          <text:p text:style-name="P10">ManagementServer.ConnectionRequestUsername</text:p>
        </text:list-item>
      </text:list>
      <text:p text:style-name="Text_20_body">If you want STUN kick to work (over UDP), then the following parameters must be found in the FreeACS database:</text:p>
      <text:list xml:id="list1451726686" text:continue-numbering="true" text:style-name="List_20_1">
        <text:list-item>
          <text:p text:style-name="P10">ManagementServer.UDPConnectionRequestAddress</text:p>
        </text:list-item>
      </text:list>
      <text:p text:style-name="Text_20_body">In addition you should/must specify/provision the following parameters for the STUN client to work properly on the CPE:</text:p>
      <text:list xml:id="list1089210696" text:continue-numbering="true" text:style-name="List_20_1">
        <text:list-item>
          <text:p text:style-name="P10">ManagementServer.StunEnable = 1</text:p>
        </text:list-item>
        <text:list-item>
          <text:p text:style-name="P10">ManagementServer.StunServerAddress = &lt;IP&gt; or &lt;hostname&gt;</text:p>
        </text:list-item>
        <text:list-item>
          <text:p text:style-name="P10">ManagementServer.StunServerPort = 3478</text:p>
        </text:list-item>
        <text:list-item>
          <text:p text:style-name="P10"><text:bookmark-start text:name="D.Device:1.Device.ManagementServer.STUNM"/>ManagementServer.StunMinimumKeepAlivePeriod = 20<text:bookmark-end text:name="D.Device:1.Device.ManagementServer.STUNM"/></text:p>
        </text:list-item>
        <text:list-item>
          <text:p text:style-name="P10">ManagementServer.StunMinimumKeepAlivePeriod = 30</text:p>
        </text:list-item>
      </text:list>
      <text:p text:style-name="Text_20_body">If all this is in place, this may work. Check the logs of the STUN server, especially the fusion-stun-kick-single.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Arial Unicode MS'" style:font-charset="x-symbol"/>
    <style:font-face style:name="Verdana" svg:font-family="Verdana"/>
    <style:font-face style:name="Courier New2" svg:font-family="'Courier New'" style:font-family-generic="modern"/>
    <style:font-face style:name="Liberation Sans3" svg:font-family="'Liberation Sans'" style:font-adornments="Regular" style:font-family-generic="swiss"/>
    <style:font-face style:name="Liberation Mono" svg:font-family="'Liberation Mono'" style:font-adornments="Regular" style:font-family-generic="modern" style:font-pitch="fixed"/>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xx" style:country-asian="none" style:font-size-complex="12pt" style:language-complex="zxx" style:country-complex="none"/>
    </style:default-style>
    <style:default-style style:family="paragraph">
      <style:paragraph-properties fo:orphans="0" fo:widows="0" fo:hyphenation-ladder-count="no-limit" style:text-autospace="ideograph-alpha" style:punctuation-wrap="hanging" style:line-break="strict" style:tab-stop-distance="0.5in" style:writing-mode="lr-tb"/>
      <style:text-properties style:use-window-font-color="true" style:font-name="Verdana" fo:font-size="12pt" fo:language="nb" fo:country="NO"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fo:text-align="start" style:justify-single-word="false" fo:orphans="2" fo:widows="2" fo:hyphenation-ladder-count="no-limit" style:page-number="auto" fo:background-color="transparent" style:shadow="none" style:writing-mode="lr-tb">
        <style:background-image/>
      </style:paragraph-properties>
      <style:text-properties style:use-window-font-color="true" style:font-name="Liberation Sans"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fo:margin-top="0.1665in" fo:margin-bottom="0.0835in" style:page-number="auto" fo:background-color="#dddddd" fo:keep-with-next="always">
        <style:background-image/>
      </style:paragraph-properties>
      <style:text-properties style:font-name="Liberation Sans1" fo:font-size="10pt" fo:font-weight="bold"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0799in" fo:margin-bottom="0.0598in" fo:background-color="transparent" style:shadow="none">
        <style:background-image/>
      </style:paragraph-properties>
    </style:style>
    <style:style style:name="List" style:family="paragraph" style:parent-style-name="Text_20_body" style:class="list">
      <style:paragraph-properties fo:margin-top="0in" fo:margin-bottom="0in" fo:background-color="transparent">
        <style:background-image/>
      </style:paragraph-properties>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Standard" style:default-outline-level="1" style:class="text" style:master-page-name="">
      <style:paragraph-properties fo:margin-left="0.5in" fo:margin-right="0in" fo:margin-top="0.1665in" fo:margin-bottom="0.0417in" fo:text-indent="-0.5in" style:auto-text-indent="false" style:page-number="auto" fo:break-before="page" fo:background-color="#dddddd" style:shadow="none" fo:keep-with-next="always">
        <style:tab-stop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master-page-name="">
      <style:paragraph-properties fo:margin-left="0.75in" fo:margin-right="0in" fo:margin-top="0.1665in" fo:margin-bottom="0.0417in" fo:text-indent="-0.75in" style:auto-text-indent="false" style:page-number="auto" fo:background-color="#dddddd" style:shadow="none" fo:keep-with-next="always">
        <style:tab-stops/>
        <style:background-image/>
      </style:paragraph-propertie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fo:margin-left="1in" fo:margin-right="0in" fo:margin-top="0.1665in" fo:margin-bottom="0.0417in" fo:text-indent="-1in" style:auto-text-indent="false" style:page-number="auto" fo:background-color="#dddddd" fo:keep-with-next="always">
        <style:tab-stops/>
        <style:background-image/>
      </style:paragraph-propertie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master-page-name="">
      <style:paragraph-properties fo:margin-left="1.25in" fo:margin-right="0in" fo:margin-top="0.1665in" fo:margin-bottom="0.0417in" fo:text-indent="-1.25in" style:auto-text-indent="false" style:page-number="auto" fo:background-color="#dddddd" style:shadow="none" fo:keep-with-next="always">
        <style:tab-stops/>
        <style:background-image/>
      </style:paragraph-properties>
      <style:text-properties style:font-name="Liberation Sans1" fo:font-size="12pt" fo:font-weight="bold" style:font-size-asian="14pt" style:font-weight-asian="bold" style:font-size-complex="14pt" style:font-weight-complex="bold"/>
    </style:style>
    <style:style style:name="Heading_20_5" style:display-name="Heading 5" style:family="paragraph" style:parent-style-name="Heading" style:next-style-name="Standard" style:default-outline-level="5" style:class="text" style:master-page-name="">
      <style:paragraph-properties fo:margin-left="1.5in" fo:margin-right="0in" fo:margin-top="0.1665in" fo:margin-bottom="0.0417in" fo:text-indent="-1.5in" style:auto-text-indent="false" style:page-number="auto" fo:background-color="transparent">
        <style:tab-stops/>
        <style:background-image/>
      </style:paragraph-properties>
      <style:text-properties fo:font-size="12pt" fo:font-style="italic"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Standard" style:default-outline-level="6" style:class="text" style:master-page-name="">
      <style:paragraph-properties fo:margin-left="1.75in" fo:margin-right="0in" fo:margin-top="0.1665in" fo:margin-bottom="0.0417in" fo:text-indent="-1.75in" style:auto-text-indent="false" style:page-number="auto" fo:background-color="transparent" style:shadow="none">
        <style:tab-stops/>
        <style:background-image/>
      </style:paragraph-properties>
      <style:text-properties style:font-name="Liberation Sans2" fo:font-size="11pt" fo:font-style="italic" fo:font-weight="normal" style:font-size-asian="11pt" style:font-weight-asian="bold" style:font-size-complex="11pt" style:font-weight-complex="bold"/>
    </style:style>
    <style:style style:name="Heading_20_7" style:display-name="Heading 7" style:family="paragraph" style:parent-style-name="Heading" style:next-style-name="Standard" style:default-outline-level="7" style:class="text" style:master-page-name="">
      <style:paragraph-properties fo:margin-left="2in" fo:margin-right="0in" fo:margin-top="0.1665in" fo:margin-bottom="0.0417in" fo:text-indent="-2in" style:auto-text-indent="false" style:page-number="auto" fo:background-color="transparent">
        <style:tab-stops/>
        <style:background-image/>
      </style:paragraph-properties>
      <style:text-properties style:font-name="Liberation Sans2" fo:font-size="10pt" fo:font-style="italic" fo:font-weight="normal" style:font-size-asian="12pt" style:font-size-complex="12pt"/>
    </style:style>
    <style:style style:name="Heading_20_8" style:display-name="Heading 8" style:family="paragraph" style:parent-style-name="Heading" style:next-style-name="Standard" style:default-outline-level="8" style:class="text">
      <style:paragraph-properties fo:margin-left="2.25in" fo:margin-right="0in" fo:margin-top="0.1665in" fo:margin-bottom="0.0417in" fo:text-indent="-2.25in" style:auto-text-indent="false" fo:background-color="transparent" style:shadow="none">
        <style:tab-stops/>
        <style:background-image/>
      </style:paragraph-properties>
      <style:text-properties style:font-name="Liberation Sans2" fo:font-size="10pt" fo:font-style="italic" fo:font-weight="normal" style:font-size-asian="12pt" style:font-style-asian="italic" style:font-size-complex="12pt" style:font-style-complex="italic"/>
    </style:style>
    <style:style style:name="Heading_20_9" style:display-name="Heading 9" style:family="paragraph" style:parent-style-name="Heading" style:next-style-name="Standard" style:default-outline-level="9" style:class="text" style:master-page-name="">
      <style:paragraph-properties fo:margin-left="2.5in" fo:margin-right="0in" fo:margin-top="0.1665in" fo:margin-bottom="0.0417in" fo:text-indent="-2.5in" style:auto-text-indent="false" style:page-number="auto" fo:background-color="transparent" style:shadow="none">
        <style:tab-stops/>
        <style:background-image/>
      </style:paragraph-properties>
      <style:text-properties style:font-name="Liberation Sans2" fo:font-size="10pt" fo:font-style="italic" fo:font-weight="normal" style:font-size-asian="11pt" style:font-name-complex="Arial" style:font-size-complex="11pt"/>
    </style:style>
    <style:style style:name="Header" style:family="paragraph" style:parent-style-name="Standard" style:class="extra" style:master-page-name="">
      <style:paragraph-properties fo:margin-top="0in" fo:margin-bottom="0in" style:page-number="auto" fo:background-color="transparent" fo:padding="0in" fo:border-left="none" fo:border-right="none" fo:border-top="none" fo:border-bottom="0.0008in solid #000000" style:shadow="none">
        <style:tab-stops>
          <style:tab-stop style:position="6.7701in" style:type="right"/>
        </style:tab-stops>
        <style:background-image/>
      </style:paragraph-properties>
    </style:style>
    <style:style style:name="Footer" style:family="paragraph" style:parent-style-name="Standard" style:class="extra" style:master-page-name="">
      <style:paragraph-properties fo:text-align="center" style:justify-single-word="false" style:page-number="auto" fo:background-color="transparent" fo:padding="0in" fo:border-left="none" fo:border-right="none" fo:border-top="0.0008in solid #000000" fo:border-bottom="none" style:shadow="none">
        <style:tab-stops/>
        <style:background-image/>
      </style:paragraph-properties>
    </style:style>
    <style:style style:name="Title" style:family="paragraph" style:parent-style-name="Standard" style:next-style-name="Subtitle" style:class="chapter">
      <style:paragraph-properties fo:margin-top="0.1665in" fo:margin-bottom="0.0417in" fo:text-align="center" style:justify-single-word="false" fo:background-color="transparent">
        <style:background-image/>
      </style:paragraph-properties>
      <style:text-properties fo:color="#07275c" style:font-name="Liberation Sans1"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eeACS_5f_UnderTitle" style:display-name="FreeACS_UnderTitle"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style>
    <style:style style:name="Table_20_Contents" style:display-name="Table Contents" style:family="paragraph" style:parent-style-name="Text_20_body" style:class="extra" style:master-page-name="">
      <style:paragraph-properties fo:margin-top="0in" fo:margin-bottom="0in" fo:orphans="0" fo:widows="0" fo:hyphenation-ladder-count="no-limit" style:page-number="auto" fo:background-color="transparent" style:shadow="none" text:number-lines="false" text:line-number="0">
        <style:tab-stops/>
        <style:background-image/>
      </style:paragraph-properties>
      <style:text-properties style:font-name="Liberation Sans" fo:font-size="10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start" style:justify-single-word="false" fo:background-color="transparent">
        <style:background-image/>
      </style:paragraph-properties>
      <style:text-properties fo:font-style="normal" fo:font-weight="bold" style:font-style-asian="italic" style:font-weight-asian="normal" style:font-style-complex="italic" style:font-weight-complex="bold"/>
    </style:style>
    <style:style style:name="FreeACS_5f_Code" style:display-name="FreeACS_Code" style:family="paragraph" style:parent-style-name="Standard" style:master-page-name="">
      <style:paragraph-properties fo:margin-left="0.5in" fo:margin-right="0in" fo:margin-top="0in" fo:margin-bottom="0in" fo:text-indent="0in" style:auto-text-indent="false" style:page-number="auto" fo:background-color="#ffff99" fo:padding-left="0.0555in" fo:padding-right="0.0555in" fo:padding-top="0.0138in" fo:padding-bottom="0.0138in" fo:border="0.0071in solid #333333" style:shadow="none" style:text-autospace="none">
        <style:background-image/>
      </style:paragraph-properties>
      <style:text-properties style:font-name="Liberation Mono" fo:font-size="8pt" fo:language="en" fo:country="US" style:font-size-asian="8pt" style:font-name-complex="Courier New2"/>
    </style:style>
    <style:style style:name="Footnote" style:family="paragraph" style:parent-style-name="Standard" style:class="extra" style:master-page-name="">
      <style:paragraph-properties fo:margin-top="0in" fo:margin-bottom="0.1665in" style:page-number="auto" fo:background-color="transparent">
        <style:background-image/>
      </style:paragraph-properties>
      <style:text-properties style:font-name="Arial" fo:font-size="8pt"/>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7.28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7.47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7.67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7.871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8.0681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8.2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8.461in" style:type="right" style:leader-style="dotted" style:leader-tex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Heading" style:next-style-name="Standard" style:default-outline-level="10" style:class="text" style:master-page-name="">
      <style:paragraph-properties fo:margin-left="2.75in" fo:margin-right="0in" fo:text-indent="-2.75in" style:auto-text-indent="false" style:page-number="auto" fo:background-color="#dddddd" style:shadow="none">
        <style:tab-stops/>
        <style:background-image/>
      </style:paragraph-properties>
      <style:text-properties fo:font-size="10pt" fo:font-style="italic" fo:font-weight="normal" style:font-size-asian="75%" style:font-weight-asian="bold" style:font-size-complex="75%"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fo:background-color="transparent">
        <style:background-image/>
      </style:paragraph-properties>
    </style:style>
    <style:style style:name="List_20_1" style:display-name="List 1" style:family="paragraph" style:parent-style-name="List" style:class="list">
      <style:paragraph-properties fo:margin-left="0.5in" fo:margin-right="0in" fo:margin-top="0in" fo:margin-bottom="0in" fo:text-indent="-0.25in" style:auto-text-indent="false" fo:background-color="transparent">
        <style:tab-stops/>
        <style:background-image/>
      </style:paragraph-properties>
    </style:style>
    <style:style style:name="Table" style:family="paragraph" style:parent-style-name="Caption" style:class="extra"/>
    <style:style style:name="List_20_2" style:display-name="List 2" style:family="paragraph" style:parent-style-name="List" style:class="list" style:master-page-name="">
      <style:paragraph-properties fo:margin-left="0.25in" fo:margin-right="0in" fo:margin-top="0in" fo:margin-bottom="0in" fo:text-indent="-0.25in" style:auto-text-indent="false" style:page-number="auto" fo:background-color="transparent" style:shadow="none">
        <style:tab-stops/>
        <style:background-image/>
      </style:paragraph-properties>
    </style:style>
    <style:style style:name="List_20_1_20_Cont." style:display-name="List 1 Cont." style:family="paragraph" style:parent-style-name="List_20_1" style:class="list">
      <style:paragraph-properties fo:background-color="transparent">
        <style:background-image/>
      </style:paragraph-properties>
    </style:style>
    <style:style style:name="List_20_1_20_Start" style:display-name="List 1 Start" style:family="paragraph" style:parent-style-name="List_20_1" style:class="list">
      <style:paragraph-properties fo:margin-top="0.1in" fo:margin-bottom="0in" fo:background-color="transparent">
        <style:background-image/>
      </style:paragraph-properties>
    </style:style>
    <style:style style:name="List_20_1_20_End" style:display-name="List 1 End" style:family="paragraph" style:parent-style-name="List_20_1" style:class="list">
      <style:paragraph-properties fo:margin-top="0in" fo:margin-bottom="0.1in" fo:background-color="transparent">
        <style:background-image/>
      </style:paragraph-properties>
    </style:style>
    <style:style style:name="List_20_2_20_Cont." style:display-name="List 2 Cont." style:family="paragraph" style:parent-style-name="List_20_2" style:class="list">
      <style:paragraph-properties fo:margin-left="0in" fo:margin-right="0in" fo:margin-top="0in" fo:margin-bottom="0in" fo:text-indent="0in" style:auto-text-indent="false" fo:background-color="transparent">
        <style:background-image/>
      </style:paragraph-properties>
    </style:style>
    <style:style style:name="List_20_2_20_End" style:display-name="List 2 End" style:family="paragraph" style:parent-style-name="List_20_2" style:class="list">
      <style:paragraph-properties fo:margin-left="0in" fo:margin-right="0in" fo:margin-top="0in" fo:margin-bottom="0.0799in" fo:text-indent="0in" style:auto-text-indent="false" fo:background-color="transparent">
        <style:background-image/>
      </style:paragraph-properties>
    </style:style>
    <style:style style:name="List_20_2_20_Start" style:display-name="List 2 Start" style:family="paragraph" style:parent-style-name="List_20_2_20_End" style:class="list">
      <style:paragraph-properties fo:margin-left="0in" fo:margin-right="0in" fo:margin-top="0.0799in" fo:margin-bottom="0in" fo:text-indent="0in" style:auto-text-indent="false" fo:background-color="transparent">
        <style:background-image/>
      </style:paragraph-properties>
    </style:style>
    <style:style style:name="Numbering_20_1" style:display-name="Numbering 1" style:family="paragraph" style:parent-style-name="List" style:class="list">
      <style:paragraph-properties fo:margin-left="0.25in" fo:margin-right="0in" fo:margin-top="0in" fo:margin-bottom="0.0598in" fo:text-indent="-0.25in" style:auto-text-indent="false" fo:background-color="transparent">
        <style:background-image/>
      </style:paragraph-properties>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age_20_Number" style:display-name="Page Number"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874in" fo:margin-left="0.7874in"/>
        </style:list-level-properties>
      </text:outline-level-style>
      <text:outline-level-style text:level="2" style:num-format="1" text:display-levels="2">
        <style:list-level-properties text:list-level-position-and-space-mode="label-alignment">
          <style:list-level-label-alignment text:label-followed-by="listtab" fo:text-indent="-0.7874in" fo:margin-left="0.7874in"/>
        </style:list-level-properties>
      </text:outline-level-style>
      <text:outline-level-style text:level="3" style:num-format="1" text:display-levels="3">
        <style:list-level-properties text:list-level-position-and-space-mode="label-alignment">
          <style:list-level-label-alignment text:label-followed-by="listtab" fo:text-indent="-0.7874in" fo:margin-left="0.7874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Liberation Sans3"/>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Liberation Sans3"/>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Liberation Sans3"/>
      </text:list-level-style-bullet>
    </text:list-style>
    <text:list-style style:name="List_20_2" style:display-name="List 2">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2362in" fo:text-indent="-0.1181in" fo:margin-left="0.2362in"/>
        </style:list-level-properties>
      </text:list-level-style-number>
      <text:list-level-style-number text:level="3" style:num-format="">
        <style:list-level-properties text:list-level-position-and-space-mode="label-alignment">
          <style:list-level-label-alignment text:label-followed-by="listtab" text:list-tab-stop-position="0.3543in" fo:text-indent="-0.1181in" fo:margin-left="0.3543in"/>
        </style:list-level-properties>
      </text:list-level-style-number>
      <text:list-level-style-number text:level="4" style:num-format="">
        <style:list-level-properties text:list-level-position-and-space-mode="label-alignment">
          <style:list-level-label-alignment text:label-followed-by="listtab" text:list-tab-stop-position="0.472in" fo:text-indent="-0.1181in" fo:margin-left="0.472in"/>
        </style:list-level-properties>
      </text:list-level-style-number>
      <text:list-level-style-number text:level="5" style:num-format="">
        <style:list-level-properties text:list-level-position-and-space-mode="label-alignment">
          <style:list-level-label-alignment text:label-followed-by="listtab" text:list-tab-stop-position="0.5902in" fo:text-indent="-0.1181in" fo:margin-left="0.5902in"/>
        </style:list-level-properties>
      </text:list-level-style-number>
      <text:list-level-style-number text:level="6" style:num-format="">
        <style:list-level-properties text:list-level-position-and-space-mode="label-alignment">
          <style:list-level-label-alignment text:label-followed-by="listtab" text:list-tab-stop-position="0.7083in" fo:text-indent="-0.1181in" fo:margin-left="0.7083in"/>
        </style:list-level-properties>
      </text:list-level-style-number>
      <text:list-level-style-number text:level="7" style:num-format="">
        <style:list-level-properties text:list-level-position-and-space-mode="label-alignment">
          <style:list-level-label-alignment text:label-followed-by="listtab" text:list-tab-stop-position="0.8272in" fo:text-indent="-0.1181in" fo:margin-left="0.8272in"/>
        </style:list-level-properties>
      </text:list-level-style-number>
      <text:list-level-style-number text:level="8" style:num-format="">
        <style:list-level-properties text:list-level-position-and-space-mode="label-alignment">
          <style:list-level-label-alignment text:label-followed-by="listtab" text:list-tab-stop-position="0.9453in" fo:text-indent="-0.1181in" fo:margin-left="0.9453in"/>
        </style:list-level-properties>
      </text:list-level-style-number>
      <text:list-level-style-number text:level="9" style:num-format="">
        <style:list-level-properties text:list-level-position-and-space-mode="label-alignment">
          <style:list-level-label-alignment text:label-followed-by="listtab" text:list-tab-stop-position="1.0634in" fo:text-indent="-0.1181in" fo:margin-left="1.0634in"/>
        </style:list-level-properties>
      </text:list-level-style-number>
      <text:list-level-style-number text:level="10" style:num-format="">
        <style:list-level-properties text:list-level-position-and-space-mode="label-alignment">
          <style:list-level-label-alignment text:label-followed-by="listtab" text:list-tab-stop-position="1.1811in" fo:text-indent="-0.1181in" fo:margin-left="1.1811in"/>
        </style:list-level-properties>
      </text:list-level-style-number>
    </text:list-style>
    <text:list-style style:name="Heading_20_Numbering" style:display-name="Heading Numbering">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1.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1.7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2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2.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2.75in" fo:margin-left="2.75in"/>
        </style:list-level-properties>
      </text:list-level-style-number>
    </text:list-style>
    <text:list-style style:name="Document_20_References" style:display-name="Document References">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799in" fo:margin-left="0in" fo:margin-right="0in" fo:margin-bottom="0.5in" style:dynamic-spacing="true"/>
      </style:header-style>
      <style:footer-style>
        <style:header-footer-properties fo:min-height="0.5799in" fo:margin-left="0in" fo:margin-right="0in" fo:margin-top="0.5in" style:dynamic-spacing="true"/>
      </style:footer-style>
    </style:page-layout>
    <style:page-layout style:name="Mpm2">
      <style:page-layout-properties fo:page-width="8.2701in" fo:page-height="11.6902in" style:num-format="1" style:print-orientation="portrait" fo:margin-top="3.5in" fo:margin-bottom="1in" fo:margin-left="0.75in" fo:margin-right="0.75in" fo:border="none" fo:padding="0in" style:shadow="none" fo:background-color="transparent"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FreeACS TR-069 Server User Manual</text:title><text:tab/>Version <text:user-defined style:data-style-name="N0" text:name="Product Version">2014R1</text:user-defined></text:p>
      </style:header>
      <style:footer>
        <text:p text:style-name="Footer">Page <text:page-number text:select-page="current">14</text:page-number></text:p>
      </style:footer>
    </style:master-page>
    <style:master-page style:name="First_20_Page" style:display-name="First Page" style:page-layout-name="Mpm2" style:next-style-name="ToC_20_Page"/>
    <style:master-page style:name="ToC_20_Page" style:display-name="ToC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reeACS TR-069 Server User Manual</dc:title>
    <meta:initial-creator>Erik Larsen</meta:initial-creator>
    <dc:creator>Patrick Fox</dc:creator>
    <meta:editing-cycles>36</meta:editing-cycles>
    <meta:print-date>2015-01-25T21:07:00</meta:print-date>
    <meta:creation-date>2014-08-05T08:27:00</meta:creation-date>
    <dc:date>2015-08-30T20:42:25</dc:date>
    <meta:editing-duration>P2DT23H32M44S</meta:editing-duration>
    <meta:generator>OpenOffice/4.1.1$Unix OpenOffice.org_project/411m6$Build-9775</meta:generator>
    <meta:document-statistic meta:table-count="2" meta:image-count="0" meta:object-count="0" meta:page-count="14" meta:paragraph-count="312" meta:word-count="3888" meta:character-count="2389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Product Version" meta:value-type="string">2014R1</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